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a07a" officeooo:paragraph-rsid="001ea0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2bb48a" officeooo:paragraph-rsid="002bb4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2e49e" officeooo:paragraph-rsid="0032e49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ea07a" officeooo:paragraph-rsid="001ea07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e15a" officeooo:paragraph-rsid="001fe15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fbb3" officeooo:paragraph-rsid="0020fbb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20eb2" officeooo:paragraph-rsid="00220e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734a" officeooo:paragraph-rsid="0022734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28cdf" officeooo:paragraph-rsid="00228cd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1523" officeooo:paragraph-rsid="002415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b48a" officeooo:paragraph-rsid="002bb48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f2266" officeooo:paragraph-rsid="002f22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52447" officeooo:paragraph-rsid="00352447" style:font-size-asian="10.5pt" style:font-weight-asian="normal" style:font-size-complex="12pt" style:font-weight-complex="normal"/>
    </style:style>
    <style:style style:name="T1" style:family="text">
      <style:text-properties officeooo:rsid="002bbe4d"/>
    </style:style>
    <style:style style:name="T2" style:family="text">
      <style:text-properties officeooo:rsid="003cd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fka</text:p>
      <text:p text:style-name="P1"/>
      <text:p text:style-name="P4">start kafka docker container</text:p>
      <text:p text:style-name="P4">$ docker ls <text:tab/><text:tab/><text:tab/><text:tab/><text:tab/>- for container running and check container name</text:p>
      <text:p text:style-name="P4">$ docker exec -it kafka /bin/bash</text:p>
      <text:p text:style-name="P5">$ ls</text:p>
      <text:p text:style-name="P6">$ cd opt/</text:p>
      <text:p text:style-name="P7">$ ls </text:p>
      <text:p text:style-name="P7"><text:tab/>kafka<text:tab/><text:tab/><text:tab/>kafka_2.13-2.7.0 <text:s/>overrides</text:p>
      <text:p text:style-name="P7"/>
      <text:p text:style-name="P8">$ cd kafka</text:p>
      <text:p text:style-name="P9">$ ls</text:p>
      <text:p text:style-name="P10">$ cd bin/</text:p>
      <text:p text:style-name="P10">$ ls</text:p>
      <text:p text:style-name="P9"><text:tab/>list of directory/folder to be installed</text:p>
      <text:p text:style-name="P9"/>
      <text:p text:style-name="P9"/>
      <text:p text:style-name="P2"># How to Create Topic : Go to folder where bin.</text:p>
      <text:p text:style-name="P11"><text:tab/><text:span text:style-name="T1">eg. LICENSE <text:s text:c="3"/>NOTICE <text:s text:c="4"/>bin <text:s text:c="7"/>config <text:s text:c="4"/>libs <text:s text:c="6"/>logs <text:s text:c="6"/>site-docs</text:span></text:p>
      <text:p text:style-name="P11"/>
      <text:p text:style-name="P12">$./bin/kafka-topics.sh --create --zookeeper zookeeper:2181 --replication-factor 1 --partitions 1 --topic selftuts</text:p>
      <text:p text:style-name="P9"/>
      <text:p text:style-name="P9"/>
      <text:p text:style-name="P3"># How to List of All Topics in Kafka : </text:p>
      <text:p text:style-name="P13">$ <text:s/>./bin/kafka-topics.sh --list --zookeeper zookeeper:2181 <text:s/><text:tab/><text:tab/> <text:s text:c="9"/>// <text:span text:style-name="T2">display of topics in kafk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2:12:03.378838595</meta:creation-date>
    <meta:generator>LibreOffice/6.4.7.2$Linux_X86_64 LibreOffice_project/40$Build-2</meta:generator>
    <dc:date>2021-11-18T12:28:17.294200712</dc:date>
    <meta:editing-duration>PT16M7S</meta:editing-duration>
    <meta:editing-cycles>15</meta:editing-cycles>
    <meta:document-statistic meta:table-count="0" meta:image-count="0" meta:object-count="0" meta:page-count="1" meta:paragraph-count="18" meta:word-count="105" meta:character-count="633" meta:non-whitespace-character-count="496"/>
  </office:meta>
</office:document-meta>
</file>